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8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776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3.65cm" fo:min-width="13cm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059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DejaVu Math TeX Gyre"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0% 100%" style:font-name="DejaVu Math TeX Gyre" fo:font-size="10pt" style:font-size-asian="10pt" style:font-size-complex="10pt"/>
    </style:style>
    <style:style style:name="T3" style:family="text">
      <style:text-properties style:text-position="-33% 58%" style:font-name="DejaVu Math TeX Gyre" fo:font-size="10pt" style:font-size-asian="10pt" style:font-size-complex="10pt"/>
    </style:style>
    <style:style style:name="T4" style:family="text">
      <style:text-properties style:font-name="DejaVu Math TeX Gyr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xml:id="id1" draw:id="id1">
          <draw:circle draw:style-name="gr1" draw:text-style-name="P2" draw:layer="layout" svg:width="1cm" svg:height="1cm" svg:x="8.5cm" svg:y="7cm">
            <text:p text:style-name="P1"><text:span text:style-name="T1"><text:s text:c="4"/></text:span><text:span text:style-name="T1">U</text:span></text:p>
          </draw:circle>
          <draw:path draw:style-name="gr2" draw:text-style-name="P3" draw:layer="layout" svg:width="0.187cm" svg:height="0.062cm" svg:x="8.625cm" svg:y="7.437cm" svg:viewBox="0 0 188 63" svg:d="M0 63c94-141 188 0 188 0">
            <text:p/>
          </draw:path>
          <draw:path draw:style-name="gr3" draw:text-style-name="P3" draw:layer="layout" svg:width="0.187cm" svg:height="0.062cm" svg:x="8.813cm" svg:y="7.5cm" svg:viewBox="0 0 188 63" svg:d="M0 0c94 141 188 0 188 0">
            <text:p/>
          </draw:path>
        </draw:g>
        <draw:g xml:id="id2" draw:id="id2">
          <draw:rect draw:style-name="gr4" draw:text-style-name="P3" draw:layer="layout" svg:width="0.75cm" svg:height="0.25cm" svg:x="11.125cm" svg:y="5.875cm">
            <text:p/>
          </draw:rect>
          <draw:line draw:style-name="gr5" draw:text-style-name="P4" draw:layer="layout" svg:x1="10.875cm" svg:y1="6cm" svg:x2="11.125cm" svg:y2="6cm">
            <text:p/>
          </draw:line>
          <draw:line draw:style-name="gr6" draw:text-style-name="P4" draw:layer="layout" svg:x1="11.875cm" svg:y1="6cm" svg:x2="12.125cm" svg:y2="6cm">
            <text:p/>
          </draw:line>
        </draw:g>
        <draw:g xml:id="id3" draw:id="id3">
          <draw:line draw:style-name="gr7" draw:text-style-name="P4" draw:layer="layout" svg:x1="14.25cm" svg:y1="7.438cm" svg:x2="13.75cm" svg:y2="7.438cm">
            <text:p/>
          </draw:line>
          <draw:line draw:style-name="gr8" draw:text-style-name="P4" draw:layer="layout" svg:x1="14.25cm" svg:y1="7.563cm" svg:x2="13.75cm" svg:y2="7.563cm">
            <text:p/>
          </draw:line>
          <draw:line draw:style-name="gr9" draw:text-style-name="P4" draw:layer="layout" svg:x1="14cm" svg:y1="7.438cm" svg:x2="14cm" svg:y2="7.188cm">
            <text:p/>
          </draw:line>
          <draw:line draw:style-name="gr10" draw:text-style-name="P4" draw:layer="layout" svg:x1="14cm" svg:y1="7.563cm" svg:x2="14cm" svg:y2="7.813cm">
            <text:p/>
          </draw:line>
        </draw:g>
        <draw:connector draw:style-name="gr11" draw:text-style-name="P5" draw:layer="layout" svg:x1="9cm" svg:y1="7cm" svg:x2="10.875cm" svg:y2="6cm" draw:start-shape="id1" draw:start-glue-point="0" draw:end-shape="id2" draw:end-glue-point="3" svg:d="M9000 7000v-1000h1875" svg:viewBox="0 0 1876 1001">
          <text:p/>
        </draw:connector>
        <draw:connector draw:style-name="gr11" draw:text-style-name="P5" draw:layer="layout" svg:x1="12.125cm" svg:y1="6cm" svg:x2="14cm" svg:y2="7.188cm" draw:start-shape="id2" draw:start-glue-point="1" draw:end-shape="id3" draw:end-glue-point="0" svg:d="M12125 6000h1875v1188" svg:viewBox="0 0 1876 1189">
          <text:p/>
        </draw:connector>
        <draw:connector draw:style-name="gr11" draw:text-style-name="P5" draw:layer="layout" draw:line-skew="0.499cm" svg:x1="14cm" svg:y1="7.813cm" svg:x2="9cm" svg:y2="8cm" draw:start-shape="id3" draw:start-glue-point="2" draw:end-shape="id1" draw:end-glue-point="2" svg:d="M14000 7813v1187h-5000v-1000" svg:viewBox="0 0 5001 1188">
          <text:p/>
        </draw:connector>
        <draw:line draw:style-name="gr12" draw:text-style-name="P6" draw:layer="layout" svg:x1="8.3cm" svg:y1="8.5cm" svg:x2="8.3cm" svg:y2="6.7cm">
          <text:p/>
        </draw:line>
        <draw:line draw:style-name="gr12" draw:text-style-name="P6" draw:layer="layout" svg:x1="19.5cm" svg:y1="8.501cm" svg:x2="19.5cm" svg:y2="6.701cm">
          <text:p/>
        </draw:line>
        <draw:frame draw:style-name="gr13" draw:text-style-name="P7" draw:layer="layout" svg:width="1.357cm" svg:height="0.687cm" svg:x="7.04cm" svg:y="7.167cm">
          <draw:text-box>
            <text:p><text:span text:style-name="T2">u</text:span><text:span text:style-name="T3">in</text:span><text:span text:style-name="T2">(t)</text:span></text:p>
          </draw:text-box>
        </draw:frame>
        <draw:frame draw:style-name="gr14" draw:text-style-name="P7" draw:layer="layout" svg:width="1.496cm" svg:height="0.687cm" svg:x="19.441cm" svg:y="7.168cm">
          <draw:text-box>
            <text:p><text:span text:style-name="T2">u</text:span><text:span text:style-name="T3">out</text:span><text:span text:style-name="T2">(t)</text:span></text:p>
          </draw:text-box>
        </draw:frame>
        <draw:custom-shape draw:style-name="gr15" draw:text-style-name="P6" draw:layer="layout" svg:width="13.5cm" svg:height="3.9cm" svg:x="7.2cm" svg:y="5.2cm">
          <text:p/>
          <draw:enhanced-geometry svg:viewBox="0 0 21600 21600" draw:type="rectangle" draw:enhanced-path="M 0 0 L 21600 0 21600 21600 0 21600 0 0 Z N"/>
        </draw:custom-shape>
        <draw:g xml:id="id4" draw:id="id4">
          <draw:rect draw:style-name="gr16" draw:text-style-name="P3" draw:layer="layout" svg:width="0.75cm" svg:height="0.25cm" svg:x="16.126cm" svg:y="5.875cm">
            <text:p/>
          </draw:rect>
          <draw:line draw:style-name="gr17" draw:text-style-name="P4" draw:layer="layout" svg:x1="15.876cm" svg:y1="6cm" svg:x2="16.126cm" svg:y2="6cm">
            <text:p/>
          </draw:line>
          <draw:line draw:style-name="gr18" draw:text-style-name="P4" draw:layer="layout" svg:x1="16.876cm" svg:y1="6cm" svg:x2="17.126cm" svg:y2="6cm">
            <text:p/>
          </draw:line>
        </draw:g>
        <draw:g xml:id="id5" draw:id="id5">
          <draw:line draw:style-name="gr19" draw:text-style-name="P4" draw:layer="layout" svg:x1="19.251cm" svg:y1="7.438cm" svg:x2="18.751cm" svg:y2="7.438cm">
            <text:p/>
          </draw:line>
          <draw:line draw:style-name="gr20" draw:text-style-name="P4" draw:layer="layout" svg:x1="19.251cm" svg:y1="7.563cm" svg:x2="18.751cm" svg:y2="7.563cm">
            <text:p/>
          </draw:line>
          <draw:line draw:style-name="gr21" draw:text-style-name="P4" draw:layer="layout" svg:x1="19.001cm" svg:y1="7.438cm" svg:x2="19.001cm" svg:y2="7.188cm">
            <text:p/>
          </draw:line>
          <draw:line draw:style-name="gr22" draw:text-style-name="P4" draw:layer="layout" svg:x1="19.001cm" svg:y1="7.563cm" svg:x2="19.001cm" svg:y2="7.813cm">
            <text:p/>
          </draw:line>
        </draw:g>
        <draw:connector draw:style-name="gr11" draw:text-style-name="P5" draw:layer="layout" svg:x1="17.126cm" svg:y1="6cm" svg:x2="19.001cm" svg:y2="7.188cm" draw:start-shape="id4" draw:start-glue-point="1" draw:end-shape="id5" draw:end-glue-point="0" svg:d="M17126 6000h1875v1188" svg:viewBox="0 0 1876 1189">
          <text:p/>
        </draw:connector>
        <draw:connector draw:style-name="gr11" draw:text-style-name="P5" draw:layer="layout" svg:x1="14cm" svg:y1="7.188cm" svg:x2="15.876cm" svg:y2="6cm" draw:start-shape="id3" draw:start-glue-point="0" draw:end-shape="id4" draw:end-glue-point="3" svg:d="M14000 7188v-1188h1876" svg:viewBox="0 0 1877 1189">
          <text:p/>
        </draw:connector>
        <draw:connector draw:style-name="gr11" draw:text-style-name="P5" draw:layer="layout" draw:line-skew="0.343cm" svg:x1="19.001cm" svg:y1="7.813cm" svg:x2="14.001cm" svg:y2="9cm" draw:start-shape="id5" draw:start-glue-point="2" svg:d="M19001 7813v1187h-5000" svg:viewBox="0 0 5001 1188">
          <text:p/>
        </draw:connector>
        <draw:frame draw:style-name="gr23" draw:text-style-name="P7" draw:layer="layout" svg:width="0.895cm" svg:height="0.687cm" svg:x="11.041cm" svg:y="5.168cm">
          <draw:text-box>
            <text:p><text:span text:style-name="T4">R</text:span><text:span text:style-name="T3">1</text:span></text:p>
          </draw:text-box>
        </draw:frame>
        <draw:frame draw:style-name="gr23" draw:text-style-name="P7" draw:layer="layout" svg:width="0.895cm" svg:height="0.687cm" svg:x="16.042cm" svg:y="5.169cm">
          <draw:text-box>
            <text:p><text:span text:style-name="T4">R</text:span><text:span text:style-name="T3">2</text:span></text:p>
          </draw:text-box>
        </draw:frame>
        <draw:frame draw:style-name="gr23" draw:text-style-name="P7" draw:layer="layout" svg:width="0.9cm" svg:height="0.687cm" svg:x="12.943cm" svg:y="7.17cm">
          <draw:text-box>
            <text:p><text:span text:style-name="T2">C</text:span><text:span text:style-name="T3">1</text:span></text:p>
          </draw:text-box>
        </draw:frame>
        <draw:frame draw:style-name="gr23" draw:text-style-name="P7" draw:layer="layout" svg:width="0.9cm" svg:height="0.687cm" svg:x="17.943cm" svg:y="7.171cm">
          <draw:text-box>
            <text:p><text:span text:style-name="T2">C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4T15:05:05.289119317</meta:creation-date>
    <dc:date>2021-03-30T18:56:41.010388753</dc:date>
    <meta:editing-duration>PT11M7S</meta:editing-duration>
    <meta:editing-cycles>4</meta:editing-cycles>
    <meta:generator>LibreOffice/6.1.5.2$Linux_X86_64 LibreOffice_project/10$Build-2</meta:generator>
    <meta:document-statistic meta:object-count="37"/>
  </office:meta>
</office:document-meta>
</file>